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ntact" style:family="table">
      <style:table-properties style:width="2.6042in" fo:margin-left="4.0931in" table:align="left"/>
    </style:style>
    <style:style style:name="Contact.A" style:family="table-column">
      <style:table-column-properties style:column-width="0.9in"/>
    </style:style>
    <style:style style:name="Contact.B" style:family="table-column">
      <style:table-column-properties style:column-width="1.7042in"/>
    </style:style>
    <style:style style:name="Data" style:family="table">
      <style:table-properties style:width="6.6979in" fo:margin-left="0in" table:align="left"/>
    </style:style>
    <style:style style:name="Data.A" style:family="table-column">
      <style:table-column-properties style:column-width="1.6in"/>
    </style:style>
    <style:style style:name="Data.B" style:family="table-column">
      <style:table-column-properties style:column-width="5.0979in"/>
    </style:style>
    <style:style style:name="Data.A1" style:family="table-cell">
      <style:table-cell-properties fo:background-color="#dddddd" fo:padding="0.0403in" fo:border="none">
        <style:background-image/>
      </style:table-cell-properties>
    </style:style>
    <style:style style:name="Data.A10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Table_20_Contents">
      <style:text-properties style:font-name="FreeSans" fo:font-size="10pt" style:font-size-asian="10pt" style:font-size-complex="10pt"/>
    </style:style>
    <style:style style:name="P2" style:family="paragraph" style:parent-style-name="Table_20_Contents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3" style:family="paragraph" style:parent-style-name="Table_20_Contents">
      <style:text-properties style:font-name="FreeSans" fo:font-size="8pt" officeooo:rsid="00116816" officeooo:paragraph-rsid="00116816" style:font-size-asian="8pt" style:font-size-complex="8pt"/>
    </style:style>
    <style:style style:name="P4" style:family="paragraph" style:parent-style-name="Standard">
      <style:text-properties style:font-name="FreeSans" fo:font-size="10pt" officeooo:rsid="00116816" officeooo:paragraph-rsid="00116816" style:font-size-asian="10pt" style:font-size-complex="10pt"/>
    </style:style>
    <style:style style:name="P5" style:family="paragraph" style:parent-style-name="Standard">
      <style:text-properties style:font-name="FreeSans" fo:font-size="32pt" officeooo:rsid="00116816" officeooo:paragraph-rsid="00116816" style:font-size-asian="32pt" style:font-size-complex="32pt"/>
    </style:style>
    <style:style style:name="P6" style:family="paragraph" style:parent-style-name="Table_20_Contents" style:list-style-name="L1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7" style:family="paragraph" style:parent-style-name="Table_20_Contents" style:list-style-name="L2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8" style:family="paragraph" style:parent-style-name="Table_20_Contents" style:list-style-name="L3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9" style:family="paragraph" style:parent-style-name="Table_20_Contents" style:list-style-name="L4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10" style:family="paragraph" style:parent-style-name="Table_20_Contents" style:list-style-name="L5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11" style:family="paragraph" style:parent-style-name="Table_20_Contents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12" style:family="paragraph" style:parent-style-name="Table_20_Contents">
      <style:paragraph-properties fo:line-height="150%"/>
      <style:text-properties style:font-name="FreeSans" fo:font-size="10pt" officeooo:rsid="001aaada" officeooo:paragraph-rsid="001aaada" style:font-size-asian="10pt" style:font-size-complex="10pt"/>
    </style:style>
    <style:style style:name="P13" style:family="paragraph" style:parent-style-name="Table_20_Contents" style:list-style-name="L6">
      <style:paragraph-properties fo:line-height="150%"/>
      <style:text-properties style:font-name="FreeSans" fo:font-size="10pt" officeooo:rsid="001aaada" officeooo:paragraph-rsid="001aaada" style:font-size-asian="10pt" style:font-size-complex="10pt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act" table:style-name="Contact">
        <table:table-column table:style-name="Contact.A"/>
        <table:table-column table:style-name="Contact.B"/>
        <table:table-row>
          <table:table-cell office:value-type="string">
            <text:p text:style-name="P3">Torstraße 99</text:p>
            <text:p text:style-name="P3">10119 Berlin</text:p>
            <text:p text:style-name="P3">Deutschland</text:p>
          </table:table-cell>
          <table:table-cell office:value-type="string">
            <text:p text:style-name="P3">chuvadasquatro@yahoo.com.br</text:p>
            <text:p text:style-name="P3">+49 30 2637 4712</text:p>
            <text:p text:style-name="P3">+49 176 4975 3575</text:p>
          </table:table-cell>
        </table:table-row>
      </table:table>
      <text:p text:style-name="P5">Rodrigo Moura da Costa</text:p>
      <text:p text:style-name="P4"/>
      <table:table table:name="Data" table:style-name="Data">
        <table:table-column table:style-name="Data.A"/>
        <table:table-column table:style-name="Data.B"/>
        <table:table-row>
          <table:table-cell table:style-name="Data.A1" office:value-type="string">
            <text:p text:style-name="P2">Personal info</text:p>
          </table:table-cell>
          <table:table-cell table:style-name="Data.A1" office:value-type="string">
            <text:list xml:id="list8208974746976682879" text:style-name="L1">
              <text:list-item>
                <text:p text:style-name="P6">Nationality: Brazilian/Portuguese</text:p>
              </text:list-item>
              <text:list-item>
                <text:p text:style-name="P6">Age: 34 years old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2">Education</text:p>
          </table:table-cell>
          <table:table-cell table:style-name="Data.A1" office:value-type="string">
            <text:list xml:id="list5899066775679061265" text:style-name="L2">
              <text:list-item>
                <text:p text:style-name="P7">CEFET/PA, Belém/Brazil, Technologist in Computer Science: 2000 – 2004</text:p>
              </text:list-item>
              <text:list-item>
                <text:p text:style-name="P7">UNIP, São Paulo/Brazil, Web Systems Specialist: 2005 – 2006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2">Professional experience</text:p>
          </table:table-cell>
          <table:table-cell table:style-name="Data.A1" office:value-type="string">
            <text:list xml:id="list3492604715553639412" text:style-name="L3">
              <text:list-item>
                <text:p text:style-name="P8">Senior Developer at adviqo AG, Berlin/Germany: 09/2013 – present</text:p>
                <text:list>
                  <text:list-item>
                    <text:p text:style-name="P8">Development and maintenance of a high availability backend system and several services, among other tasks.</text:p>
                  </text:list-item>
                  <text:list-item>
                    <text:p text:style-name="P8">Branch: esoteric</text:p>
                  </text:list-item>
                  <text:list-item>
                    <text:p text:style-name="P8">Company website: http://www.adviqo.com/</text:p>
                  </text:list-item>
                  <text:list-item>
                    <text:p text:style-name="P8">Skills: Java, Spring, Struts, EJB 2.1, JSP, JavaScript, JQuery, CSS, Foundation, SQL, Shell</text:p>
                  </text:list-item>
                  <text:list-item>
                    <text:p text:style-name="P8">Technologies: JBoss, Spring Boot, Oracle, Redis, Ehcache, Git, CVS, Jenkins, Sonatype Nexus, SonarQube</text:p>
                  </text:list-item>
                  <text:list-item>
                    <text:p text:style-name="P8">Development methodologies: Scrum, Kanban</text:p>
                  </text:list-item>
                </text:list>
              </text:list-item>
              <text:list-item>
                <text:p text:style-name="P8">Senior Developer at Magic Internet GmbH, Berlin/Germany: 01/2011 – 08/2013</text:p>
                <text:list>
                  <text:list-item>
                    <text:p text:style-name="P8">Development and maintenance of a backend system, a new CMS and a Python video service for partners, and refactoring of the caching structure, among other tasks.</text:p>
                  </text:list-item>
                  <text:list-item>
                    <text:p text:style-name="P8">Branch: videos</text:p>
                  </text:list-item>
                  <text:list-item>
                    <text:p text:style-name="P8">Company websites: http://www.magicinternet.de/, http://www.myvideo.de/</text:p>
                  </text:list-item>
                  <text:list-item>
                    <text:p text:style-name="P8">Skills: Java, Spring, JSF, JavaScript, JQuery, SQL, Python, Shell</text:p>
                  </text:list-item>
                  <text:list-item>
                    <text:p text:style-name="P8">Technologies: Tomcat, PostgreSQL, MemcacheDB, Kyoto Tycoon, Sphinx, Git, CVS</text:p>
                  </text:list-item>
                  <text:list-item>
                    <text:p text:style-name="P8">Development methodology: Scrum</text:p>
                  </text:list-item>
                </text:list>
              </text:list-item>
              <text:list-item>
                <text:p text:style-name="P8">Senior Developer at Unister GmbH, Berlin/Germany: 05/2009 – 11/2010</text:p>
                <text:list>
                  <text:list-item>
                    <text:p text:style-name="P8">Remodeling and improvement of old PHP code with O/R mapping, customization of Zimbra Collaboration Suite, and automation of deployment process, among other tasks.</text:p>
                  </text:list-item>
                  <text:list-item>
                    <text:p text:style-name="P8">Branches: webmail, social, metasearch</text:p>
                  </text:list-item>
                  <text:list-item>
                    <text:p text:style-name="P8">Company website: http://www.unister.de/</text:p>
                  </text:list-item>
                  <text:list-item>
                    <text:p text:style-name="P8">Skills: Java, JavaScript, Prototype, Kabuki, PHP, Zend Framework, <text:soft-page-break/>SQL, Shell</text:p>
                  </text:list-item>
                  <text:list-item>
                    <text:p text:style-name="P8">Technologies: Apache, Jetty, MySQL, Memcached, Zimbra, Sphinx</text:p>
                  </text:list-item>
                </text:list>
              </text:list-item>
              <text:list-item>
                <text:p text:style-name="P8">Senior Developer at Ecards and more, Berlin/Germany: 06/2008 – 11/2008</text:p>
                <text:list>
                  <text:list-item>
                    <text:p text:style-name="P8">Complete redesign of Grusskartenfreunde.de according to SEO, development of a customizable iframe for partners, and translation of image processing and payment services from Java to PHP, among other tasks.</text:p>
                  </text:list-item>
                  <text:list-item>
                    <text:p text:style-name="P8">Branch: greeting cards</text:p>
                  </text:list-item>
                  <text:list-item>
                    <text:p text:style-name="P8">Company website: http://www.ecards-and-more.de/</text:p>
                  </text:list-item>
                  <text:list-item>
                    <text:p text:style-name="P8">Skills: Java, JavaScript, CSS, PHP, Smarty, Imagick, SQL, Shell</text:p>
                  </text:list-item>
                  <text:list-item>
                    <text:p text:style-name="P8">Technologies: Tomcat, Apache, MySQL</text:p>
                  </text:list-item>
                </text:list>
              </text:list-item>
              <text:list-item>
                <text:p text:style-name="P8">Co-Founder/Senior Developer at Chuva das Quatro Ltda., São Paulo/Brazil: 11/2005 – 11/2007</text:p>
                <text:list>
                  <text:list-item>
                    <text:p text:style-name="P8">Modeling, development and implementation of web solutions for several clients in financial, telecommunications and Internet branches.</text:p>
                  </text:list-item>
                  <text:list-item>
                    <text:p text:style-name="P8">Branch: Internet</text:p>
                  </text:list-item>
                  <text:list-item>
                    <text:p text:style-name="P8">Clients: Citigroup Inc., Convergys Corp., Banco Bradesco S.A., Emphasys IT Solutions, Maxihost Ltda.</text:p>
                  </text:list-item>
                  <text:list-item>
                    <text:p text:style-name="P8">Skills: Java, Spring, Struts, Hibernate, JSP, Taglibs, JavaScript, PHP, Perl, Shell</text:p>
                  </text:list-item>
                  <text:list-item>
                    <text:p text:style-name="P8">Technologies: WebSphere, WebLogic, JRun, Oracle, MySQL, SQL Server, Sybase, Hermes</text:p>
                  </text:list-item>
                </text:list>
              </text:list-item>
              <text:list-item>
                <text:p text:style-name="P8">Developer at Compal, Belém/Brazil: 09/2000 – 02/2005</text:p>
                <text:list>
                  <text:list-item>
                    <text:p text:style-name="P8">Administration of the IT structure, definition of backup routines, desktop and web development, among other tasks.</text:p>
                  </text:list-item>
                  <text:list-item>
                    <text:p text:style-name="P8">Branch: oil</text:p>
                  </text:list-item>
                  <text:list-item>
                    <text:p text:style-name="P8">Skills: Java, JSP, JavaScript, CSS, PHP, Delphi, SQL, Shell</text:p>
                  </text:list-item>
                  <text:list-item>
                    <text:p text:style-name="P8">Technologies: Tomcat, Apache, MySQL, PostgreSQL, Interbase</text:p>
                  </text:list-item>
                </text:list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2">Skills</text:p>
          </table:table-cell>
          <table:table-cell table:style-name="Data.A1" office:value-type="string">
            <text:list xml:id="list4456280415805132626" text:style-name="L4">
              <text:list-item>
                <text:p text:style-name="P9">Java: Java EE (Servlet, JSP, JSF, JSTL, EL, EJB, JTA, JPA, JMS), Spring, Struts, Hibernate, Java RMI, Taglibs</text:p>
              </text:list-item>
              <text:list-item>
                <text:p text:style-name="P9">JavaScript: JQuery, Prototype, Kabuki</text:p>
              </text:list-item>
              <text:list-item>
                <text:p text:style-name="P9">CSS: Foundation</text:p>
              </text:list-item>
              <text:list-item>
                <text:p text:style-name="P9">PHP: Zend Framework, Smarty, Imagick</text:p>
              </text:list-item>
              <text:list-item>
                <text:p text:style-name="P9">SQL and PL/SQL</text:p>
              </text:list-item>
              <text:list-item>
                <text:p text:style-name="P9">Python, Perl and Shell Scripts</text:p>
              </text:list-item>
              <text:list-item>
                <text:p text:style-name="P9">Delphi</text:p>
              </text:list-item>
              <text:list-item>
                <text:p text:style-name="P9">XML and JSON</text:p>
              </text:list-item>
              <text:list-item>
                <text:p text:style-name="P9"><text:soft-page-break/>Development methodologies: Scrum, Kanban, RUP, Iconix</text:p>
              </text:list-item>
              <text:list-item>
                <text:p text:style-name="P9">UML diagrams and design patterns</text:p>
              </text:list-item>
              <text:list-item>
                <text:p text:style-name="P9">Application servers: WildFly, JBoss, WebSphere, WebLogic, JRun</text:p>
              </text:list-item>
              <text:list-item>
                <text:p text:style-name="P9">HTTP servers and Java Servlet containers: Apache, Nginx, Tomcat, Jetty</text:p>
              </text:list-item>
              <text:list-item>
                <text:p text:style-name="P9">Database systems: Oracle, MySQL, PostgreSQL, SQL Server, Sybase, Interbase</text:p>
              </text:list-item>
              <text:list-item>
                <text:p text:style-name="P9">Caching systems: MemcacheDB, Memcached, Kyoto Tycoon, Redis, Ehcache</text:p>
              </text:list-item>
              <text:list-item>
                <text:p text:style-name="P9">Full-text search engine: Sphinx</text:p>
              </text:list-item>
              <text:list-item>
                <text:p text:style-name="P9">Unit testing: JUnit, PHPUnit</text:p>
              </text:list-item>
              <text:list-item>
                <text:p text:style-name="P9">Logging: log4j, Logback, Graylog</text:p>
              </text:list-item>
              <text:list-item>
                <text:p text:style-name="P9">Revision control systems: Git, CVS, SVN</text:p>
              </text:list-item>
              <text:list-item>
                <text:p text:style-name="P9">Other tools: Jenkins, Hermes, Sonatype Nexus, SonarQube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2">Languages</text:p>
          </table:table-cell>
          <table:table-cell table:style-name="Data.A1" office:value-type="string">
            <text:list xml:id="list4835204620808747845" text:style-name="L5">
              <text:list-item>
                <text:p text:style-name="P10">Portuguese: native</text:p>
              </text:list-item>
              <text:list-item>
                <text:p text:style-name="P10">English: fluent</text:p>
              </text:list-item>
              <text:list-item>
                <text:p text:style-name="P10">German: fluent</text:p>
              </text:list-item>
              <text:list-item>
                <text:p text:style-name="P10">Spanish: fluent</text:p>
              </text:list-item>
            </text:list>
          </table:table-cell>
        </table:table-row>
        <table:table-row>
          <table:table-cell table:style-name="Data.A10" office:value-type="string">
            <text:p text:style-name="P2"/>
          </table:table-cell>
          <table:table-cell table:style-name="Data.A10" office:value-type="string">
            <text:p text:style-name="P2"/>
          </table:table-cell>
        </table:table-row>
        <table:table-row>
          <table:table-cell table:style-name="Data.A1" office:value-type="string">
            <text:p text:style-name="P12">Web sources</text:p>
          </table:table-cell>
          <table:table-cell table:style-name="Data.A1" office:value-type="string">
            <text:list xml:id="list5142583039725930656" text:style-name="L6">
              <text:list-item>
                <text:p text:style-name="P13"><text:a xlink:type="simple" xlink:href="http://chuvadasquatro.awardspace.info/" text:style-name="Internet_20_link" text:visited-style-name="Visited_20_Internet_20_Link">http://chuvadasquatro.awardspace.info/</text:a></text:p>
              </text:list-item>
              <text:list-item>
                <text:p text:style-name="P13"><text:a xlink:type="simple" xlink:href="https://github.com/bacacosta" text:style-name="Internet_20_link" text:visited-style-name="Visited_20_Internet_20_Link">https://github.com/bacacosta</text:a>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6:16:45.411420335</meta:creation-date>
    <dc:date>2015-04-30T13:46:14.894137651</dc:date>
    <meta:editing-duration>PT21M34S</meta:editing-duration>
    <meta:editing-cycles>11</meta:editing-cycles>
    <meta:generator>LibreOffice/4.3.7.2$Linux_X86_64 LibreOffice_project/430m0$Build-2</meta:generator>
    <meta:document-statistic meta:table-count="2" meta:image-count="0" meta:object-count="0" meta:page-count="3" meta:paragraph-count="79" meta:word-count="570" meta:character-count="3992" meta:non-whitespace-character-count="3559"/>
  </office:meta>
</office:document-meta>
</file>